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s.copy( InputStream pIn , OutputStream pOut , boolean pClose , byte [ ] pBuff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treams.copy( InputStream pInputStream , OutputStream pOutputStream , boolean p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s.asString( InputStream pStream , String p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s.Stre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eams.asString( InputStream 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